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line-height="200%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style:line-height-at-least="0.1665in" fo:text-indent="0in" style:auto-text-indent="false"/>
      <style:text-properties fo:color="#000000" style:font-name="Times New Roman1" officeooo:paragraph-rsid="0006e508" style:language-asian="en" style:country-asian="US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25f5d7" officeooo:paragraph-rsid="0025f5d7" fo:background-color="transparent" style:font-size-asian="14pt" style:language-asian="en" style:country-asian="US" style:font-weight-asian="bold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1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3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5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paragraph-rsid="00093464" fo:background-color="transparent"/>
    </style:style>
    <style:style style:name="P18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 fo:background-color="transparent"/>
    </style:style>
    <style:style style:name="P19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 style:language-asian="en" style:country-asian="US" style:font-style-complex="italic"/>
    </style:style>
    <style:style style:name="P20" style:family="paragraph" style:parent-style-name="Standard">
      <style:text-properties style:font-name="Times New Roman1" officeooo:paragraph-rsid="0006e508"/>
    </style:style>
    <style:style style:name="P21" style:family="paragraph" style:parent-style-name="Standard">
      <style:text-properties style:font-name="Times New Roman1" officeooo:rsid="0006e508" officeooo:paragraph-rsid="0006e508"/>
    </style:style>
    <style:style style:name="P22" style:family="paragraph" style:parent-style-name="Standard">
      <style:text-properties officeooo:paragraph-rsid="0011eb54"/>
    </style:style>
    <style:style style:name="P23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6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7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8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9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30" style:family="paragraph" style:parent-style-name="Text_20_body_20_indent">
      <style:text-properties officeooo:paragraph-rsid="000d8787"/>
    </style:style>
    <style:style style:name="P31" style:family="paragraph" style:parent-style-name="Text_20_body_20_indent">
      <style:text-properties officeooo:paragraph-rsid="0011eb54"/>
    </style:style>
    <style:style style:name="P32" style:family="paragraph" style:parent-style-name="Text_20_body_20_indent">
      <style:text-properties officeooo:paragraph-rsid="001638d4"/>
    </style:style>
    <style:style style:name="P33" style:family="paragraph" style:parent-style-name="Text_20_body_20_indent">
      <style:text-properties officeooo:paragraph-rsid="00175e03"/>
    </style:style>
    <style:style style:name="P34" style:family="paragraph" style:parent-style-name="Text_20_body_20_indent">
      <style:text-properties officeooo:rsid="001638d4" officeooo:paragraph-rsid="00175e03"/>
    </style:style>
    <style:style style:name="P35" style:family="paragraph" style:parent-style-name="Text_20_body_20_indent">
      <style:text-properties officeooo:rsid="00190764" officeooo:paragraph-rsid="00190764"/>
    </style:style>
    <style:style style:name="P36" style:family="paragraph" style:parent-style-name="Text_20_body_20_indent">
      <style:text-properties officeooo:rsid="001ccf9c" officeooo:paragraph-rsid="001ccf9c"/>
    </style:style>
    <style:style style:name="P37" style:family="paragraph" style:parent-style-name="Text_20_body_20_indent">
      <style:text-properties officeooo:paragraph-rsid="00151c7f"/>
    </style:style>
    <style:style style:name="P38" style:family="paragraph" style:parent-style-name="Text_20_body_20_indent">
      <style:text-properties officeooo:paragraph-rsid="001d3614"/>
    </style:style>
    <style:style style:name="P39" style:family="paragraph" style:parent-style-name="Text_20_body_20_indent">
      <style:text-properties officeooo:paragraph-rsid="000c66fa"/>
    </style:style>
    <style:style style:name="P40" style:family="paragraph" style:parent-style-name="Text_20_body_20_indent">
      <style:text-properties officeooo:paragraph-rsid="001ffa2b"/>
    </style:style>
    <style:style style:name="P41" style:family="paragraph" style:parent-style-name="Text_20_body_20_indent">
      <style:text-properties officeooo:paragraph-rsid="001dc9d2"/>
    </style:style>
    <style:style style:name="P42" style:family="paragraph" style:parent-style-name="Text_20_body_20_indent">
      <style:text-properties officeooo:rsid="00276f3c" officeooo:paragraph-rsid="00276f3c"/>
    </style:style>
    <style:style style:name="P43" style:family="paragraph" style:parent-style-name="Text_20_body_20_indent">
      <style:text-properties officeooo:rsid="00276f3c" officeooo:paragraph-rsid="00288738"/>
    </style:style>
    <style:style style:name="P44" style:family="paragraph" style:parent-style-name="Text_20_body_20_indent">
      <style:text-properties officeooo:rsid="00276f3c" officeooo:paragraph-rsid="00276f3c" fo:background-color="#ff3333"/>
    </style:style>
    <style:style style:name="P45" style:family="paragraph" style:parent-style-name="Text_20_body_20_indent">
      <style:text-properties officeooo:rsid="00288738" officeooo:paragraph-rsid="00288738"/>
    </style:style>
    <style:style style:name="P46" style:family="paragraph" style:parent-style-name="Text_20_body">
      <style:text-properties officeooo:rsid="0011eb54" officeooo:paragraph-rsid="001ffa2b"/>
    </style:style>
    <style:style style:name="P47" style:family="paragraph" style:parent-style-name="Text_20_body">
      <style:text-properties officeooo:rsid="0011eb54" officeooo:paragraph-rsid="002307d0"/>
    </style:style>
    <style:style style:name="P48" style:family="paragraph" style:parent-style-name="Text_20_body">
      <style:text-properties officeooo:rsid="002307d0" officeooo:paragraph-rsid="002307d0"/>
    </style:style>
    <style:style style:name="P49" style:family="paragraph" style:parent-style-name="Text_20_body">
      <style:text-properties officeooo:rsid="0058e88c" officeooo:paragraph-rsid="0058e88c"/>
    </style:style>
    <style:style style:name="P50" style:family="paragraph" style:parent-style-name="Text_20_body">
      <style:text-properties officeooo:rsid="005a3177" officeooo:paragraph-rsid="005a3177"/>
    </style:style>
    <style:style style:name="P5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53" style:family="paragraph" style:parent-style-name="Text_20_body" style:list-style-name="L3">
      <style:text-properties officeooo:rsid="002307d0" officeooo:paragraph-rsid="002307d0"/>
    </style:style>
    <style:style style:name="P54" style:family="paragraph" style:parent-style-name="Text_20_body" style:list-style-name="L4">
      <style:text-properties officeooo:rsid="002307d0" officeooo:paragraph-rsid="002307d0"/>
    </style:style>
    <style:style style:name="P55" style:family="paragraph" style:parent-style-name="Heading_20_7">
      <style:paragraph-properties style:snap-to-layout-grid="false"/>
      <style:text-properties style:font-name="Times New Roman1" officeooo:paragraph-rsid="0006e508" fo:background-color="transparent"/>
    </style:style>
    <style:style style:name="P56" style:family="paragraph" style:parent-style-name="Heading_20_1">
      <style:paragraph-properties fo:text-align="center" style:justify-single-word="false"/>
      <style:text-properties style:font-name="Times New Roman1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01f4c71"/>
    </style:style>
    <style:style style:name="P59" style:family="paragraph" style:parent-style-name="Heading_20_1">
      <style:paragraph-properties fo:break-before="page"/>
      <style:text-properties officeooo:rsid="0007a552" officeooo:paragraph-rsid="0010c82f"/>
    </style:style>
    <style:style style:name="P60" style:family="paragraph" style:parent-style-name="Text_20_body_20_indent" style:list-style-name="L1">
      <style:text-properties officeooo:rsid="000f4f9c" officeooo:paragraph-rsid="001ffa2b"/>
    </style:style>
    <style:style style:name="P61" style:family="paragraph" style:parent-style-name="Text_20_body_20_indent" style:list-style-name="L2">
      <style:text-properties officeooo:rsid="0011eb54" officeooo:paragraph-rsid="001ffa2b"/>
    </style:style>
    <style:style style:name="P62" style:family="paragraph" style:parent-style-name="Text_20_body_20_indent">
      <style:text-properties officeooo:rsid="00288738" officeooo:paragraph-rsid="00288738"/>
    </style:style>
    <style:style style:name="P63" style:family="paragraph" style:parent-style-name="Text_20_body_20_indent">
      <style:text-properties officeooo:paragraph-rsid="001d3614"/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officeooo:rsid="0007a552"/>
    </style:style>
    <style:style style:name="T4" style:family="text">
      <style:text-properties officeooo:rsid="00093464"/>
    </style:style>
    <style:style style:name="T5" style:family="text">
      <style:text-properties officeooo:rsid="000c66fa"/>
    </style:style>
    <style:style style:name="T6" style:family="text">
      <style:text-properties officeooo:rsid="000f4f9c"/>
    </style:style>
    <style:style style:name="T7" style:family="text">
      <style:text-properties officeooo:rsid="0011eb54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f4f9c" fo:background-color="#ff3333" loext:char-shading-value="0"/>
    </style:style>
    <style:style style:name="T10" style:family="text">
      <style:text-properties officeooo:rsid="00140e4b"/>
    </style:style>
    <style:style style:name="T11" style:family="text">
      <style:text-properties officeooo:rsid="001638d4"/>
    </style:style>
    <style:style style:name="T12" style:family="text">
      <style:text-properties officeooo:rsid="00175e03"/>
    </style:style>
    <style:style style:name="T13" style:family="text">
      <style:text-properties officeooo:rsid="001af58f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af58f" fo:background-color="transparent" loext:char-shading-value="0"/>
    </style:style>
    <style:style style:name="T16" style:family="text">
      <style:text-properties officeooo:rsid="001ccf9c" fo:background-color="transparent" loext:char-shading-value="0"/>
    </style:style>
    <style:style style:name="T17" style:family="text">
      <style:text-properties officeooo:rsid="001d3614" fo:background-color="transparent" loext:char-shading-value="0"/>
    </style:style>
    <style:style style:name="T18" style:family="text">
      <style:text-properties officeooo:rsid="001dc9d2" fo:background-color="transparent" loext:char-shading-value="0"/>
    </style:style>
    <style:style style:name="T19" style:family="text">
      <style:text-properties officeooo:rsid="005bd358" fo:background-color="transparent" loext:char-shading-value="0"/>
    </style:style>
    <style:style style:name="T20" style:family="text">
      <style:text-properties officeooo:rsid="001d3614"/>
    </style:style>
    <style:style style:name="T21" style:family="text">
      <style:text-properties officeooo:rsid="001dc9d2"/>
    </style:style>
    <style:style style:name="T22" style:family="text">
      <style:text-properties officeooo:rsid="001ffa2b"/>
    </style:style>
    <style:style style:name="T23" style:family="text">
      <style:text-properties officeooo:rsid="00210ad6"/>
    </style:style>
    <style:style style:name="T24" style:family="text">
      <style:text-properties officeooo:rsid="002307d0"/>
    </style:style>
    <style:style style:name="T25" style:family="text">
      <style:text-properties officeooo:rsid="0023f70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25e1f5"/>
    </style:style>
    <style:style style:name="T28" style:family="text">
      <style:text-properties officeooo:rsid="0025f5d7"/>
    </style:style>
    <style:style style:name="T29" style:family="text">
      <style:text-properties officeooo:rsid="00276f3c"/>
    </style:style>
    <style:style style:name="T30" style:family="text">
      <style:text-properties officeooo:rsid="00288738"/>
    </style:style>
    <style:style style:name="T31" style:family="text">
      <style:text-properties officeooo:rsid="002a1055"/>
    </style:style>
    <style:style style:name="T32" style:family="text">
      <style:text-properties officeooo:rsid="0058e88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4"/>
      <text:p text:style-name="P15">ОТДЕЛЕНИЕ ИНТЕЛЛЕКТУАЛЬНЫХ СИСТЕМ В ГУМАНИТАРНОЙ СФЕРЕ</text:p>
      <text:p text:style-name="P15"/>
      <text:p text:style-name="P11"><text:tab/><text:tab/><text:tab/><text:tab/><text:tab/><text:tab/><text:tab/><text:tab/><text:tab/><text:tab/></text:p>
      <text:p text:style-name="P12">Кафедра математики, логики</text:p>
      <text:p text:style-name="P12">и интеллектуальных систем</text:p>
      <text:p text:style-name="P12">в гуманитарной сфере</text:p>
      <text:p text:style-name="P20"/>
      <text:p text:style-name="P20"/>
      <text:p text:style-name="P20"/>
      <text:p text:style-name="P20"/>
      <text:p text:style-name="P20"/>
      <text:p text:style-name="P21"/>
      <text:p text:style-name="P7">Солдатенкова Евгения Андреевна</text:p>
      <text:p text:style-name="P8">БАЗОВАЯ ФУНКЦИОНАЛЬНОСТЬ “ИНТЕРФЕЙС МОЗГ-КОМПЬЮТЕР”</text:p>
      <text:p text:style-name="P8"><text:s/>ДЛЯ ЭКЗОСКЕЛЕТА БИОМЕХ</text:p>
      <text:p text:style-name="P9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3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Допущена к защите на ГЭК</text:p>
            <text:p text:style-name="P29"><text:bookmark-start text:name="__RefHeading___Toc468_957263398"/><text:bookmark-end text:name="__RefHeading___Toc468_957263398"/></text:p>
            <text:p text:style-name="P28">Заведующий кафедрой</text:p>
            <text:p text:style-name="P27">д.ф.-м.н., профессор</text:p>
            <text:p text:style-name="P24"/>
            <text:p text:style-name="P24">_____________ Е.М. Бениаминов</text:p>
            <text:p text:style-name="P25"/>
            <text:p text:style-name="P26">«__» _________ 2016 г. <text:s text:c="2"/></text:p>
          </table:table-cell>
          <table:table-cell table:style-name="Table2.A1" office:value-type="string">
            <text:list xml:id="list419104921139776320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55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Научный руководитель</text:p>
            <text:p text:style-name="P17">д.ф.-м.н., профессор</text:p>
            <text:p text:style-name="P16"/>
            <text:p text:style-name="P16">________________ <text:span text:style-name="T28">В.Е. Павловский</text:span></text:p>
            <text:p text:style-name="P19"/>
          </table:table-cell>
        </table:table-row>
      </table:table>
      <text:p text:style-name="P5"/>
      <text:p text:style-name="P6"/>
      <text:p text:style-name="P9"/>
      <text:p text:style-name="P9"/>
      <text:p text:style-name="P10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2"><text:soft-page-break/>Оглавление</text:h>
          </text:index-title>
          <text:p text:style-name="P51"><text:a xlink:type="simple" xlink:href="#__RefHeading___Toc292_1106206165" text:style-name="Index_20_Link" text:visited-style-name="Index_20_Link">I. Введение<text:tab/>3</text:a></text:p>
          <text:p text:style-name="P51"><text:a xlink:type="simple" xlink:href="#__RefHeading___Toc451_1327817283" text:style-name="Index_20_Link" text:visited-style-name="Index_20_Link">II.Постановка задачи<text:tab/>4</text:a></text:p>
          <text:p text:style-name="P51"><text:a xlink:type="simple" xlink:href="#__RefHeading___Toc421_1327817283" text:style-name="Index_20_Link" text:visited-style-name="Index_20_Link">III.Теоретическая база<text:tab/>5</text:a></text:p>
          <text:p text:style-name="P52"><text:a xlink:type="simple" xlink:href="#__RefHeading___Toc441_1327817283" text:style-name="Index_20_Link" text:visited-style-name="Index_20_Link">1. Электромиография (ЭМГ)<text:tab/>5</text:a></text:p>
          <text:p text:style-name="P52"><text:a xlink:type="simple" xlink:href="#__RefHeading___Toc443_1327817283" text:style-name="Index_20_Link" text:visited-style-name="Index_20_Link">2. Электроэнцефалография (ЭЭГ)<text:tab/>6</text:a></text:p>
          <text:p text:style-name="P52"><text:a xlink:type="simple" xlink:href="#__RefHeading___Toc446_1327817283" text:style-name="Index_20_Link" text:visited-style-name="Index_20_Link">3. “Интерфейс мозг-компьютер” (ИМК)<text:tab/>7</text:a></text:p>
          <text:p text:style-name="P51"><text:a xlink:type="simple" xlink:href="#__RefHeading___Toc294_1106206165" text:style-name="Index_20_Link" text:visited-style-name="Index_20_Link">IV.Обзор работ по теме<text:tab/>8</text:a></text:p>
          <text:p text:style-name="P52"><text:a xlink:type="simple" xlink:href="#__RefHeading___Toc994_1106206165" text:style-name="Index_20_Link" text:visited-style-name="Index_20_Link">1. Экзоскелет “Илья Муромец” (ННГУ им. Лобачевского)<text:tab/>8</text:a></text:p>
          <text:p text:style-name="P52"><text:a xlink:type="simple" xlink:href="#__RefHeading___Toc1505_1106206165" text:style-name="Index_20_Link" text:visited-style-name="Index_20_Link">2. Система нервного шунтирования (NBS) (Университет штата Огайо и Мемориальный институт Баттеля)<text:tab/>8</text:a></text:p>
          <text:p text:style-name="P52"><text:a xlink:type="simple" xlink:href="#__RefHeading___Toc1857_1106206165" text:style-name="Index_20_Link" text:visited-style-name="Index_20_Link">3. Система управления нижними конечностями (Корейский и Берлинский университеты)<text:tab/>9</text:a></text:p>
          <text:p text:style-name="P51"><text:a xlink:type="simple" xlink:href="#__RefHeading___Toc298_1106206165" text:style-name="Index_20_Link" text:visited-style-name="Index_20_Link">V.Реализация<text:tab/>11</text:a></text:p>
          <text:p text:style-name="P51"><text:a xlink:type="simple" xlink:href="#__RefHeading___Toc300_1106206165" text:style-name="Index_20_Link" text:visited-style-name="Index_20_Link">VI.Чем мое отличается от чужого<text:tab/>12</text:a></text:p>
          <text:p text:style-name="P51"><text:a xlink:type="simple" xlink:href="#__RefHeading___Toc302_1106206165" text:style-name="Index_20_Link" text:visited-style-name="Index_20_Link">VII.Заключение<text:tab/>13</text:a></text:p>
          <text:p text:style-name="P51"><text:a xlink:type="simple" xlink:href="#__RefHeading___Toc1500_1106206165" text:style-name="Index_20_Link" text:visited-style-name="Index_20_Link">Список литературы<text:tab/>14</text:a></text:p>
        </text:index-body>
      </text:table-of-content>
      <text:list xml:id="list1012441656128977198" text:style-name="Numbering_20_4">
        <text:list-header>
          <text:h text:style-name="P56" text:outline-level="1"/>
        </text:list-header>
        <text:list-item>
          <text:h text:style-name="P58" text:outline-level="1"><text:bookmark-start text:name="__RefHeading___Toc292_1106206165"/><text:span text:style-name="T3"><text:s/></text:span>Введение<text:bookmark-end text:name="__RefHeading___Toc292_1106206165"/></text:h>
        </text:list-item>
        <text:list-item>
          <text:h text:style-name="P57" text:outline-level="1"><text:bookmark-start text:name="__RefHeading___Toc451_1327817283"/>Постановка задачи<text:bookmark-end text:name="__RefHeading___Toc451_1327817283"/></text:h>
        </text:list-item>
      </text:list>
      <text:p text:style-name="Text_20_body"><text:tab/><text:span text:style-name="T32">Карта активности на голове</text:span></text:p>
      <text:p text:style-name="P49">есть ли поля, которые отвечают за определнные ыещи</text:p>
      <text:p text:style-name="P49">задача: разобраться с картой</text:p>
      <text:p text:style-name="P49"/>
      <text:p text:style-name="P50">сделать предположения о картировании</text:p>
      <text:p text:style-name="P50">модель биоэлектрической активности</text:p>
      <text:list xml:id="list212309084175843" text:continue-numbering="true" text:style-name="Numbering_20_4">
        <text:list-item>
          <text:h text:style-name="P57" text:outline-level="1"><text:bookmark-start text:name="__RefHeading___Toc421_1327817283"/>Теоретическая база<text:bookmark-end text:name="__RefHeading___Toc421_1327817283"/></text:h>
        </text:list-item>
      </text:list>
      <text:p text:style-name="Text_20_body_20_indent"><text:tab/><text:span text:style-name="T22">Все живые клетки обладают раздажимостью, т.е. способностью под влиянием определенных раздражителей <text:s/>(факторов внешней или внутренней среды) переходить из состояния физиологического покоя в состояние активности. Тем не менее, термин “возбудисмые клетки” применяют только по отношению к нервным, мышечным и секреторным клеткам, способным в ответ на действие раздрадителя генерировать специализированные формы колебания электрического потенциала.</text:span></text:p>
      <text:p text:style-name="P40"><text:tab/><text:span text:style-name="T22">Изучение таких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.[1, c. 20]</text:span></text:p>
      <text:p text:style-name="P40"><text:tab/><text:span text:style-name="T22">В современной клинике особенно широкое распространение получили методы регистрации электрических потенциалов сердца (электрокардиография), мозга (электроэнцефалография) и мышц (электромиография). Так как нас отдельно интересует интерфейс мозг – компьютер – экзоскелетный комплекс, рассмотрим подробнее последние два метода.</text:span></text:p>
      <text:list xml:id="list212309894854106" text:continue-list="list4191049211397763200" text:style-name="Outline">
        <text:list-item>
          <text:list>
            <text:list-item>
              <text:h text:style-name="Heading_20_2" text:outline-level="2"><text:bookmark-start text:name="__RefHeading___Toc441_1327817283"/><text:span text:style-name="T27">1. </text:span>Электромиография <text:span text:style-name="T20">(ЭМГ)</text:span><text:bookmark-end text:name="__RefHeading___Toc441_1327817283"/></text:h>
            </text:list-item>
          </text:list>
        </text:list-item>
      </text:list>
      <text:p text:style-name="P40"><text:tab/><text:span text:style-name="T6">У всех позвоночных, а значит и человека, волокна скелетных мышц обладают тремя важнейшими свойствами:</text:span></text:p>
      <text:list xml:id="list5432594771982602987" text:style-name="L1">
        <text:list-item>
          <text:p text:style-name="P60">возбудимостью (способность отвечать на раздражитель изманениями ионой проницаемости и мембранного потенциала);</text:p>
        </text:list-item>
        <text:list-item>
          <text:p text:style-name="P60">проводимостью (способностью к проведению потенциала действия вдоль всего волокна);</text:p>
        </text:list-item>
        <text:list-item>
          <text:p text:style-name="P60">сократимостью (способностью сокращаться и изменять напряжение при возбуждении).</text:p>
        </text:list-item>
      </text:list>
      <text:p text:style-name="P40"><text:soft-page-break/><text:span text:style-name="T6">В</text:span>озбуждение и сокращение мышщ в естесственных условиях вы<text:span text:style-name="T6">з</text:span>ываются нервными <text:span text:style-name="T6">имрульсами постапающими из нервных центров к мышечным волокнам. В эксперименте же для вызова возбуждения применяют электрическую стимуляцию.Электрическую активностоь целой мышцы при возбуждении можно зарегистрировать при помощи приложенных к мышке или вколотых в нее электродов и дальшейшего усиления отводимых потенциалов.</text:span></text:p>
      <text:p text:style-name="P40"><text:tab/><text:span text:style-name="T6">Эта методика получила название электромиографии, а регистрируемая с ее помощью кривая – электромиограммы. Метод электромиографии широко используется в физиологии спорта и медицине для оценки состояния двигательного аппарата и диагностики ряда заболеваний. Электрода различных типов позволяют отводить внеклеточно потенциаоы целой мышщы, отдельных двигательных единиц и даже отдельных волокон. Электромиография позволяет выявлять разнообразные нарушения </text:span><text:span text:style-name="T9">иннервании</text:span><text:span text:style-name="T6"> мышщ и их управления ЦНС. [1, с. 45]</text:span></text:p>
      <text:p text:style-name="P40"><text:tab/><text:span text:style-name="T7">Основными целями ЭМГ как метода функциоальной диагностики являются:</text:span></text:p>
      <text:list xml:id="list5341345661301296803" text:style-name="L2">
        <text:list-item>
          <text:p text:style-name="P61">выявление уровня поряжения нервно-мышечного аппарата;</text:p>
        </text:list-item>
        <text:list-item>
          <text:p text:style-name="P61">определение <text:span text:style-name="T8">топики</text:span> поражения и распространенности процесса;</text:p>
        </text:list-item>
        <text:list-item>
          <text:p text:style-name="P61">определение характера поражения;</text:p>
        </text:list-item>
        <text:list-item>
          <text:p text:style-name="P61">определение степени выраженности патологического процесса.[2, c. 19]</text:p>
        </text:list-item>
      </text:list>
      <text:list xml:id="list212309017761880" text:continue-list="list212309894854106" text:style-name="Outline">
        <text:list-item>
          <text:list>
            <text:list-item>
              <text:h text:style-name="Heading_20_2" text:outline-level="2"><text:bookmark-start text:name="__RefHeading___Toc443_1327817283"/><text:span text:style-name="T27">2. </text:span>Электроэнцефалография <text:span text:style-name="T20">(ЭЭГ)</text:span><text:bookmark-end text:name="__RefHeading___Toc443_1327817283"/></text:h>
            </text:list-item>
          </text:list>
        </text:list-item>
      </text:list>
      <text:p text:style-name="P46"><text:tab/><text:span text:style-name="T23">Электронцефалография – метод исследования головного мозга, основанный на регистрации его электрических потенциалов. ЭЭГ представляет собой слодный колебательный электрический процесс, который может быть зарегистрирован при расположении электродов на мозге или поверхности скальпа, и является результатом электрической суммации и фильтрации эллементарных процессов, протекающих в нейонах головного мозга. Большое количество проведенных исследований показало,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.</text:span></text:p>
      <text:p text:style-name="P46"><text:tab/><text:span text:style-name="T23">Наиболее адекватной в настоящее время является концепция статистического отображения активности множественных нейронных потенциалов в суммарной ЭЭГ. Она предполагает, что ЭЭГ является результатом сложной суммации электрических потенциалов </text:span><text:soft-page-break/><text:span text:style-name="T23">многих нейронов, работающих, в основном, независимо. Отклонения от случайного распределения событий в этой модели будут зависеть от функционального состояния мозга (сон, бодрствование) и от характера процессов, вызываюших элементарные потенциалы (спонтанная или вызванная активность). [9]</text:span></text:p>
      <text:p text:style-name="P47"><text:tab/><text:span text:style-name="T24">ЭЭГ имеет несколько значимых преимуществ над другими методами изучения активности мозга:</text:span></text:p>
      <text:list xml:id="list1716523464258728514" text:style-name="L3">
        <text:list-item>
          <text:p text:style-name="P53">очень высокое разрешение по времени</text:p>
        </text:list-item>
        <text:list-item>
          <text:p text:style-name="P53">электрическая активность изучается напрямую (другие – фиксируют изменения скорости кровотока)</text:p>
        </text:list-item>
        <text:list-item>
          <text:p text:style-name="P53">можно проводить одновременно с фМРТ или мангитоэнцефалографией</text:p>
        </text:list-item>
      </text:list>
      <text:p text:style-name="P48">Различные виды ЭЭГ используются в следующих ситуациях:</text:p>
      <text:list xml:id="list5733035789243430192" text:style-name="L4">
        <text:list-item>
          <text:p text:style-name="P54">разделение вида приступов (отделение эпилептического от психогенных неэпилептического типа, обмороков, мигрени и двигательных расстройств) и их характера с целью подбора лечения</text:p>
        </text:list-item>
        <text:list-item>
          <text:p text:style-name="P54">локализация участка мозга, в котором зарождается приступ, для осуществления дальнейшего хирургического вмешательства</text:p>
        </text:list-item>
        <text:list-item>
          <text:p text:style-name="P54">мониторинг глубины анестезии</text:p>
        </text:list-item>
        <text:list-item>
          <text:p text:style-name="P54">дополнительное исследование с целью подтверждения смерти мозга</text:p>
          <text:p text:style-name="P54">и т.д.</text:p>
        </text:list-item>
      </text:list>
      <text:list xml:id="list212308185559619" text:continue-list="list212309017761880" text:style-name="Outline">
        <text:list-item>
          <text:list>
            <text:list-item>
              <text:h text:style-name="Heading_20_2" text:outline-level="2"><text:bookmark-start text:name="__RefHeading___Toc446_1327817283"/>3. “Интерфейс мозг-компьютер” (ИМК) <text:bookmark-end text:name="__RefHeading___Toc446_1327817283"/></text:h>
            </text:list-item>
          </text:list>
        </text:list-item>
      </text:list>
      <text:list xml:id="list212309580648913" text:continue-list="list212309084175843" text:style-name="Numbering_20_4">
        <text:list-item>
          <text:h text:style-name="P57" text:outline-level="1"><text:bookmark-start text:name="__RefHeading___Toc294_1106206165"/>Обзор работ по теме<text:bookmark-end text:name="__RefHeading___Toc294_1106206165"/></text:h>
        </text:list-item>
      </text:list>
      <text:p text:style-name="P39"><text:tab/><text:span text:style-name="T4">На сегодняшний день существует несколько работ, заслуживающих внимания. Среди них – экзоскелет “Илья Муромец” (</text:span>Нейронаучн<text:span text:style-name="T5">ый</text:span> центр НИИ «Институт живых систем» <text:span text:style-name="T4">ННГУ им. Н.И. Лобачевского), система нервного шунтирования (NBS) (</text:span>Университет штата Огайо, Мемориальн<text:span text:style-name="T10">ый</text:span> институт Баттеля<text:span text:style-name="T10">) <text:s/>и система управления нижними конечностями ( Корейский университет, Сеул, и Берлинский технический университет).</text:span></text:p>
      <text:p text:style-name="P39"/>
      <text:list xml:id="list212309731946783" text:continue-list="list212308185559619" text:style-name="Outline">
        <text:list-item>
          <text:list>
            <text:list-item>
              <text:h text:style-name="Heading_20_2" text:outline-level="2"><text:bookmark-start text:name="__RefHeading___Toc994_1106206165"/>1. Экзоскелет “Илья Муромец” <text:span text:style-name="T29">(ННГУ им. Лобачевского)</text:span><text:bookmark-end text:name="__RefHeading___Toc994_1106206165"/></text:h>
            </text:list-item>
          </text:list>
        </text:list-item>
      </text:list>
      <text:p text:style-name="P30"><text:tab/><text:span text:style-name="T5"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. Впервые свет увидел проект на выставке-форуме ВУЗПРОМЭКСПО-2015. 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span></text:p>
      <text:p text:style-name="P30"/>
      <text:list xml:id="list212308903120060" text:continue-numbering="true" text:style-name="Outline">
        <text:list-item>
          <text:list>
            <text:list-item>
              <text:h text:style-name="Heading_20_2" text:outline-level="2"><text:bookmark-start text:name="__RefHeading___Toc1505_1106206165"/>2. С<text:span text:style-name="T4">истема нервного шунтирования (NBS) (</text:span>Университет штата Огайо <text:span text:style-name="T29">и </text:span>Мемориальн<text:span text:style-name="T29">ый</text:span> институт Баттеля<text:span text:style-name="T29">)</text:span><text:bookmark-end text:name="__RefHeading___Toc1505_1106206165"/></text:h>
            </text:list-item>
          </text:list>
        </text:list-item>
      </text:list>
      <text:p text:style-name="P33"><text:tab/><text:span text:style-name="T11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2">NBS), позволила </text:span><text:soft-page-break/><text:span text:style-name="T12">восстановить функции руки <text:s/>пациету с квадриплегией (параличом рук и ног).</text:span></text:p>
      <text:p text:style-name="P34"><text:tab/>Молодой человек, парализованый четырьмя годами ранее перелом шейного отдела позвоночника, получил приглашение для испытаний новой технологии. Работа с пациентом была разделена на несколько этапов. </text:p>
      <text:p text:style-name="P34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3"><text:tab/><text:span text:style-name="T12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.[5]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3"><text:tab/><text:span text:style-name="T12">Последний этап оказался самым долгим и занял порядка 15 месяцев. Все это время молодой мужчина тренировался использовать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. [3]</text:span></text:p>
      <text:p text:style-name="P33"/>
      <text:list xml:id="list212308764114920" text:continue-numbering="true" text:style-name="Outline">
        <text:list-item>
          <text:list>
            <text:list-item>
              <text:h text:style-name="Heading_20_2" text:outline-level="2"><text:bookmark-start text:name="__RefHeading___Toc1857_1106206165"/>3. Система управления нижними конечностями <text:span text:style-name="T29">(Корейский и Берлинский университеты)</text:span><text:bookmark-end text:name="__RefHeading___Toc1857_1106206165"/></text:h>
            </text:list-item>
          </text:list>
        </text:list-item>
      </text:list>
      <text:p text:style-name="Text_20_body_20_indent"><text:tab/><text:span text:style-name="T13">Берлинский технический университет совместно с Корейским университетом, создали экзоскелет для контроля нижними конечностями. </text:span><text:soft-page-break/><text:span text:style-name="T13">Особенностью этой работы является использование электроэнцефалографии (ЭЭГ) и асинхронная работа интерфейс</text:span><text:span text:style-name="T15">а мозг-компьютер. В исследовании принимали участие 11 здоровых мужчин в возрасте от 25 до 32 лет.</text:span></text:p>
      <text:p text:style-name="Text_20_body_20_indent"><text:span text:style-name="T15"><text:tab/></text:span><text:span text:style-name="T16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. [6, 7]</text:span></text:p>
      <text:p text:style-name="P38"><text:span text:style-name="T16"><text:tab/></text:span><text:span text:style-name="T17">Во время экспериментов возникало множество проблем, связанных с корректным получением, расшифровкой и анализом ЭЭГ. Большая часть может быть связана с конструкцией электроэнйефалографа и небольшим периодом тренировки испытуемых (порядка 8 минут). </text:span><text:span text:style-name="T18">[8]</text:span></text:p>
      <text:list xml:id="list212308125354838" text:continue-list="list212309580648913" text:style-name="Numbering_20_4">
        <text:list-item>
          <text:h text:style-name="P57" text:outline-level="1"><text:bookmark-start text:name="__RefHeading___Toc298_1106206165"/>Реализация<text:bookmark-end text:name="__RefHeading___Toc298_1106206165"/></text:h>
        </text:list-item>
      </text:list>
      <text:p text:style-name="P43"><text:tab/>Реализация проекта выполнена <text:span text:style-name="T30">для платформы Linux </text:span>на языке Python 3.5<text:span text:style-name="T30"> </text:span>и использованием библиотек <text:span text:style-name="T8">[….]</text:span></text:p>
      <text:p text:style-name="P44"># про библиотеки<text:span text:style-name="T31">3</text:span></text:p>
      <text:p text:style-name="P42"><text:tab/>Главной особенностью реализации является ее асинхронность. Так как язык Python является интерпретируемым и не позволяет выполнять работу в параллельных потоках в общепринятом смысле, начиная с версии 3.4.</text:p>
      <text:p text:style-name="P44"># тут про асинхронность</text:p>
      <text:p text:style-name="P45"><text:tab/>Именно такой механизм неблокирующих вызовов позволяет не тормозить выполнение отдельных задач, за счет чего достигается высокая скорость и производительность приложения.</text:p>
      <text:p text:style-name="P45"/>
      <text:p text:style-name="P45"/>
      <text:list xml:id="list212309899218818" text:continue-numbering="true" text:style-name="Numbering_20_4">
        <text:list-item>
          <text:h text:style-name="P57" text:outline-level="1"><text:bookmark-start text:name="__RefHeading___Toc300_1106206165"/>Чем мое отличается от чужого<text:bookmark-end text:name="__RefHeading___Toc300_1106206165"/></text:h>
        </text:list-item>
      </text:list>
      <text:p text:style-name="P22"/>
      <text:p text:style-name="P31"><text:tab/>“<text:span text:style-name="T7">Илья Муромец” - Из минусов ЭМГ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. [2, c, 9]. Так же с осторожностью при приеме препаратов, влия.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37"><text:tab/><text:span text:style-name="T11">Система нервного шунтирования (NBS) – использование возможно только при подключении к лабораторному компьютеру. Имеет очень много электродов на микрочипе и электростимуляторе, и соответственно, большую цену. Необходима предварительная фМРТ и операция по вживлению чипа. Тренировки в течение долгого времени. Также перед каждым сеансом работы требуется дополнительная калибровка устройства. [4]</text:span></text:p>
      <text:p text:style-name="P37"/>
      <text:p text:style-name="P38"><text:span text:style-name="T16"><text:tab/>В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постоянно возникали разъединения сигналов, их сильная зашумленность. </text:span><text:span text:style-name="T17">[8]</text:span></text:p>
      <text:list xml:id="list212308408307886" text:continue-numbering="true" text:style-name="Numbering_20_4">
        <text:list-item>
          <text:h text:style-name="P57" text:outline-level="1"><text:span text:style-name="T17">К</text:span><text:span text:style-name="T14">артирование мозга</text:span><text:span text:style-name="T19">.</text:span></text:h>
        </text:list-item>
      </text:list>
      <text:p text:style-name="Text_20_body_20_indent"><text:span text:style-name="T14"><text:tab/>Дл</text:span><text:span text:style-name="T19">я того, чтобы определить, возможно ли картировать и локализовать области мозга "ответственные" за движения, было проведен эксперимент с участием нескольких человек.</text:span></text:p>
      <text:p text:style-name="Text_20_body_20_indent"><text:tab/>Испытуемые выполняли одни и те же движения примерно в одном темпе, после чего их ЭЭГ были наложены друг на друга. В качестве движений была выбрана ходьба вверх и вниз по лестнице, так как первичный анализ предполагался <text:s/>визуальным. Учитывая специфику постановки задачи, предполагается, что чем сложнее физическая задача, тем более явным должен быть зафиксированный электродами электрический импульс. Далее приведены показания с каждого отдельного электрода, разными цветами обозначены данные разных испытуемых.</text:p>
      <text:p text:style-name="Text_20_body_20_indent">&lt;pic&gt;</text:p>
      <text:p text:style-name="Text_20_body_20_indent">&lt;pic&gt;</text:p>
      <text:p text:style-name="Text_20_body_20_indent">…</text:p>
      <text:p text:style-name="Text_20_body_20_indent">&lt;pic&gt;</text:p>
      <text:p text:style-name="Text_20_body_20_indent"/>
      <text:p text:style-name="Text_20_body_20_indent"><text:tab/>По графикам видно, что электроды {...} примерно в одно и то же время фиксируют всплеск активности, что может свидетельствовать о наличии искомых областей. Отметим их на карте расположения электродов:</text:p>
      <text:p text:style-name="Text_20_body_20_indent"><text:s/>&lt;pic&gt;</text:p>
      <text:p text:style-name="Text_20_body_20_indent"/>
      <text:p text:style-name="Text_20_body_20_indent"/>
      <text:list xml:id="list212308704728096" text:continue-numbering="true" text:style-name="Numbering_20_4">
        <text:list-item>
          <text:h text:style-name="P57" text:outline-level="1"><text:bookmark-start text:name="__RefHeading___Toc302_1106206165"/>Заключение<text:bookmark-end text:name="__RefHeading___Toc302_1106206165"/></text:h>
          <text:h text:style-name="P59" text:outline-level="1" text:restart-numbering="true" text:start-value="-1"><text:bookmark-start text:name="__RefHeading___Toc1500_1106206165"/>Список литературы<text:bookmark-end text:name="__RefHeading___Toc1500_1106206165"/></text:h>
        </text:list-item>
      </text:list>
      <text:p text:style-name="Text_20_body_20_indent">1. <text:s/>Бабский Е.Б., Косицкий Г.И., Ходоров Б.И. Физиология человека, М:Медицина, 1985</text:p>
      <text:p text:style-name="Text_20_body_20_indent">2. Николаев С. Г. Практикум по клинической электромиографии – Издание второе, переработанное и дополненное, Иваново:Иван.гос.мед.академия, 2003</text:p>
      <text:p text:style-name="Text_20_body_20_indent">3. Nature: еженежельный научный журнал, – 1869, ноябрь – <text:s/>. – 12.05.2016, № 533, Restoring cortical control of functional movement in a human with quadriplegia <text:s/>– 247-259 с.</text:p>
      <text:p text:style-name="P32">4. <text:span text:style-name="T11">Nature: сайт еженед.научн.журн. - News: </text:span>First paralysed person to be 'reanimated' offers neuroscience insights – <text:s/><text:span text:style-name="T11">nature.com/news/first-paralysed-person-to-be-reanimated-offers-neuroscience-insights-1.19749)</text:span></text:p>
      <text:p text:style-name="P35">5. Blackrock microsystems – производитель нейрооборудования – blackrockmicro.com</text:p>
      <text:p text:style-name="P36">6. Brain Products GmbH – производитель нейрооборудования – brainproducts.com</text:p>
      <text:p text:style-name="P36">7. REX Bionics – производитель экзоскелетных комплексов – rexbionics.com</text:p>
      <text:p text:style-name="P41"><text:span text:style-name="T21">8. Journal of Neural Engineering – <text:s/>нейронаучн. журнал – 2004 – . – 17.08.2015, том 12, № 5 – </text:span>A lower limb exoskeleton control system based on steady state visual evoked potentials</text:p>
      <text:p text:style-name="Text_20_body_20_indent"><text:span text:style-name="T25">9. </text:span>Зенков Л. Р. Клиническая <text:span text:style-name="Emphasis"><text:span text:style-name="T26">электроэнцефалография</text:span></text:span> с элементами эпилептологии – <text:span text:style-name="T25">М</text:span>.: МЕДпресс-информ, 2002 – <text:span text:style-name="T25">11-18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2" style:list-style-name="Numbering_20_2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Bibliography_20_Heading" style:next-style-name="Text_20_body" style:default-outline-level="1" style:list-style-name="Numbering_20_4" style:class="text">
      <style:paragraph-properties fo:margin-top="0.1665in" fo:margin-bottom="0.0835in" loext:contextual-spacing="false" fo:line-height="150%" fo:text-align="center" style:justify-single-word="false" text:number-lines="true" text:line-number="1"/>
      <style:text-properties style:font-name="Times New Roman1" fo:font-family="'Times New Roman'" style:font-family-generic="roman" style:font-pitch="variable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indent="0in" style:auto-text-indent="false"/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6-08T21:23:07.250996996</dc:date>
    <meta:editing-duration>PT3H4M54S</meta:editing-duration>
    <meta:editing-cycles>26</meta:editing-cycles>
    <meta:generator>LibreOffice/5.0.5.2$Linux_x86 LibreOffice_project/00m0$Build-2</meta:generator>
    <meta:document-statistic meta:table-count="1" meta:image-count="0" meta:object-count="0" meta:page-count="15" meta:paragraph-count="122" meta:word-count="1712" meta:character-count="14008" meta:non-whitespace-character-count="12354"/>
  </office:meta>
</office:document-meta>
</file>